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3A000006ECC04D334A43EDF2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opacity="50%" draw:textarea-horizontal-align="center" draw:textarea-vertical-align="middle" draw:shadow-opacity="50%" draw:color-mode="standard" draw:luminance="0%" draw:contrast="0%" draw:gamma="100%" draw:red="0%" draw:green="0%" draw:blue="0%" fo:clip="rect(1.119cm, 2.996cm, 4.702cm, 4.399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8.356cm" fo:min-width="3.491cm"/>
    </style:style>
    <style:style style:name="gr3" style:family="graphic" style:parent-style-name="standard">
      <style:graphic-properties draw:textarea-horizontal-align="justify" draw:textarea-vertical-align="middle" draw:auto-grow-height="false" fo:min-height="24.408cm" fo:min-width="3.292cm"/>
    </style:style>
    <style:style style:name="gr4" style:family="graphic" style:parent-style-name="standard">
      <style:graphic-properties draw:textarea-horizontal-align="justify" draw:textarea-vertical-align="middle" draw:auto-grow-height="false" fo:min-height="10.879cm" fo:min-width="0.277cm"/>
    </style:style>
    <style:style style:name="gr5" style:family="graphic" style:parent-style-name="objectwithoutfill">
      <style:graphic-properties svg:stroke-width="1.411cm" svg:stroke-color="#729fcf" draw:marker-start-width="2.316cm" draw:marker-end-width="2.316cm" draw:fill="none" draw:textarea-vertical-align="middle" fo:padding-top="0.83cm" fo:padding-bottom="0.83cm" fo:padding-left="0.955cm" fo:padding-right="0.955cm"/>
    </style:style>
    <style:style style:name="gr6" style:family="graphic" style:parent-style-name="standard">
      <style:graphic-properties draw:textarea-horizontal-align="justify" draw:textarea-vertical-align="middle" draw:auto-grow-height="false" fo:min-height="10.544cm" fo:min-width="3.415cm"/>
    </style:style>
    <style:style style:name="gr7" style:family="graphic" style:parent-style-name="standard">
      <style:graphic-properties draw:fill="solid" draw:fill-color="#b2b2b2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8.025cm" fo:min-width="1.059cm"/>
    </style:style>
    <style:style style:name="gr9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8.815cm" draw:shadow-opacity="50%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6.609cm" fo:min-width="1.083cm"/>
    </style:style>
    <style:style style:name="gr11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4.84cm" draw:shadow-opacity="50%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3.565cm" fo:min-width="1.586cm"/>
    </style:style>
    <style:style style:name="gr13" style:family="graphic" style:parent-style-name="standard">
      <style:graphic-properties draw:textarea-horizontal-align="justify" draw:textarea-vertical-align="middle" draw:auto-grow-height="false" fo:min-height="7.75cm" fo:min-width="0.28cm"/>
    </style:style>
    <style:style style:name="gr14" style:family="graphic" style:parent-style-name="standard">
      <style:graphic-properties draw:stroke="none" draw:textarea-vertical-align="middle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0.59cm" fo:min-width="1.661cm"/>
    </style:style>
    <style:style style:name="gr16" style:family="graphic" style:parent-style-name="standard">
      <style:graphic-properties draw:textarea-horizontal-align="justify" draw:textarea-vertical-align="middle" draw:auto-grow-height="false" fo:min-height="25.347cm" fo:min-width="1.306cm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13.12cm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8.815cm" draw:shadow-opacity="50%" drawooo:fontwork-outline="tru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3.12cm" draw:shadow-opacity="50%"/>
      <style:paragraph-properties style:writing-mode="lr-tb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4.75cm" fo:min-width="2.62cm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2.33cm" fo:min-width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text-align="center"/>
      <style:text-properties fo:font-size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style:paragraph-properties fo:text-align="center"/>
      <style:text-properties fo:color="#ffffff" loext:opacity="100%" style:text-outline="false" style:font-name="Corbel" fo:font-size="72pt" style:font-size-asian="72pt" style:font-size-complex="72pt"/>
    </style:style>
    <style:style style:name="P6" style:family="paragraph">
      <loext:graphic-properties draw:fill="none" draw:fill-color="#ffffff" draw:opacity="50%"/>
      <style:paragraph-properties fo:text-align="center" style:writing-mode="lr-tb"/>
      <style:text-properties fo:color="#ffffff" loext:opacity="100%" style:text-outline="false" style:font-name="Corbel"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="none" draw:fill-color="#ffffff" draw:opacity="50%"/>
      <style:paragraph-properties fo:text-align="center" style:writing-mode="lr-tb"/>
      <style:text-properties fo:color="#ffffff" loext:opacity="100%" style:text-outline="false" style:font-name="Corbel" fo:font-size="72pt" fo:font-weight="bold" fo:background-color="transparent" style:font-size-asian="72pt" style:font-weight-asian="bold" style:font-size-complex="72pt" style:font-weight-complex="bold"/>
    </style:style>
    <style:style style:name="P8" style:family="paragraph">
      <loext:graphic-properties draw:fill="none" draw:fill-color="#ffffff" draw:opacity="50%"/>
      <style:paragraph-properties fo:text-align="center" style:writing-mode="lr-tb"/>
      <style:text-properties fo:color="#ffffff" loext:opacity="100%" style:text-outline="false" style:font-name="Corbel" fo:font-size="72pt" fo:font-weight="bold" style:font-size-asian="72pt" style:font-size-complex="72pt"/>
    </style:style>
    <style:style style:name="P9" style:family="paragraph"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style:paragraph-properties fo:text-align="center"/>
      <style:text-properties fo:color="#ffffff" loext:opacity="100%" style:text-outline="false" style:font-name="Corbel" fo:font-size="72pt" fo:font-weight="bold" style:font-size-asian="72pt" style:font-weight-asian="bold" style:font-size-complex="72pt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text-outline="false" style:font-name="Corbel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loext:opacity="100%" style:text-outline="false" style:font-name="Corbel" fo:font-size="72pt" fo:text-shadow="none" fo:font-weight="bold" fo:background-color="transparent" style:font-size-asian="72pt" style:font-weight-asian="bold" style:font-size-complex="72pt" style:font-weight-complex="bold"/>
    </style:style>
    <style:style style:name="T3" style:family="text">
      <style:text-properties fo:color="#ffffff" loext:opacity="100%" style:text-outline="false" style:font-name="Corbel" fo:font-size="72pt" fo:font-weight="bold" fo:background-color="transparent" style:font-size-asian="72pt" style:font-weight-asian="bold" style:font-size-complex="72pt" style:font-weight-complex="bold"/>
    </style:style>
    <style:style style:name="T4" style:family="text">
      <style:text-properties fo:color="#ffffff" loext:opacity="100%" style:text-outline="false" style:font-name="Corbel" fo:font-size="72pt" fo:font-weight="bol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1.499cm" svg:height="53.999cm" svg:x="0cm" svg:y="0cm">
          <draw:image xlink:href="Pictures/100000000000093A000006ECC04D334A43EDF2A2.png" xlink:type="simple" xlink:show="embed" xlink:actuate="onLoad" draw:mime-type="image/png">
            <text:p/>
          </draw:image>
        </draw:frame>
        <draw:custom-shape draw:style-name="gr2" draw:text-style-name="P2" draw:layer="layout" svg:width="7.785cm" svg:height="10.509cm" draw:transform="rotate (-2.26892802759263) translate (68.5cm 49.036cm)">
          <text:p/>
          <draw:enhanced-geometry svg:viewBox="0 0 21600 21600" draw:text-areas="?f0 0 ?f2 ?f5" draw:type="down-arrow" draw:modifiers="13965.293882447 5265.134865134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8.798cm" svg:height="27.117cm" draw:transform="skewX (-0.00122173047639603) rotate (-3.14159265358979) translate (20.331cm 41.617cm)">
          <text:p/>
          <draw:enhanced-geometry svg:viewBox="0 0 21600 21600" draw:text-areas="?f0 0 ?f2 ?f5" draw:type="down-arrow" draw:modifiers="17055.2306500977 6145.123891793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17cm" svg:height="13.59cm" svg:x="22.196cm" svg:y="24.118cm">
          <text:p/>
          <draw:enhanced-geometry svg:viewBox="0 0 21600 21600" draw:text-areas="?f0 0 ?f2 ?f5" draw:type="down-arrow" draw:modifiers="17830.2111691561 5506.719367588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3" draw:layer="layout" svg:width="24.303cm" svg:height="13.034cm" draw:transform="rotate (-0.587652359146491) translate (44.499736196319cm 13.9992869612657cm)" svg:viewBox="0 0 24304 13035" svg:d="M0 0c1248 971 1097 961 1248 971 2496 140 143-9 1428 69 1278 78 2540 139 3745 533 1517 495 650 2213 390 3131-300 1062-708 2393 111 3438 852 1088 2049 297 3019 169 1125-149 2030-737 3159-893 1074-149 2027-837 3104-978 1424-186 1234 1809 2515 1958 1152 133 2395 566 3018 1623 511 867 580 935 1140 1774l1427 1240">
          <text:p/>
        </draw:path>
        <draw:custom-shape draw:style-name="gr6" draw:text-style-name="P2" draw:layer="layout" svg:width="7.639cm" svg:height="13.182cm" draw:transform="skewX (-0.000349065850398925) rotate (-1.13428948087112) translate (22.27cm 42.5cm)">
          <text:p/>
          <draw:enhanced-geometry svg:viewBox="0 0 21600 21600" draw:text-areas="?f0 0 ?f2 ?f5" draw:type="down-arrow" draw:modifiers="13965.293882447 5265.134865134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4" draw:layer="layout" svg:width="28.307cm" svg:height="12.014cm" svg:x="16.193cm" svg:y="0.5cm" svg:viewBox="0 0 28308 12015" svg:d="M5065 12015c-1500 0-2001-1829-2937-2340-1059-580-1849-1637-2097-2660-237-984 951-2017 1034-3000 78-921-667-1923 500-2500 981-486 1384-77 2500 0 1044 72 1877-997 2889-561 924 398 1908 1351 2963 677 853-545 1134-1514 2148-1616 1063-107 2510 585 3500 1000 1150 482 2316-923 3500-500 903 322 2043 926 3000 1000 955 74 2045-1603 3000-1511 899 85 1113 1305 2000 1511 1281 298-181 2664 500 3500 673 826 1000 2000 500 3000s-551 694-1000 1500c-1500 1000-1949-5-3000 0-1017 5-1135 259-2125 583-888 290-1848 99-2709 508-951 450-1952 874-3048 847-996-24-1953-184-2879-847-787-565-1917-297-2879-254-934 42-2013-185-2794 508-658 585-566 1155-2566 1155z">
          <text:p/>
        </draw:path>
        <draw:custom-shape draw:style-name="gr8" draw:text-style-name="P2" draw:layer="layout" svg:width="3.041cm" svg:height="10.105cm" svg:x="26.96cm" svg:y="8cm">
          <text:p/>
          <draw:enhanced-geometry svg:viewBox="0 0 21600 21600" draw:text-areas="?f0 0 ?f2 ?f5" draw:type="down-arrow" draw:modifiers="13965.293882447 5265.134865134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15.213cm" svg:height="9.065cm" svg:x="0.5cm" svg:y="24.435cm">
          <draw:text-box>
            <text:p text:style-name="P5"><text:span text:style-name="T1">Pumping Irrigation</text:span></text:p>
          </draw:text-box>
        </draw:frame>
        <draw:custom-shape draw:style-name="gr10" draw:text-style-name="P2" draw:layer="layout" svg:width="3.043cm" svg:height="28.965cm" draw:transform="skewX (-0.000872664625997165) rotate (-3.14159265358979) translate (76.5cm 39.965cm)">
          <text:p/>
          <draw:enhanced-geometry svg:viewBox="0 0 21600 21600" draw:text-areas="?f0 0 ?f2 ?f5" draw:type="down-arrow" draw:modifiers="18577.7747091518 5187.122207621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15.213cm" svg:height="9.065cm" svg:x="21.5cm" svg:y="28cm">
          <draw:text-box>
            <text:p text:style-name="P5"><text:span text:style-name="T2"><text:s/></text:span><text:span text:style-name="T2">Irrigation </text:span><text:span text:style-name="T2"><text:line-break/></text:span><text:span text:style-name="T3"> returns </text:span></text:p>
          </draw:text-box>
        </draw:frame>
        <draw:frame draw:style-name="gr9" draw:text-style-name="P6" draw:layer="layout" svg:width="16.298cm" svg:height="9.065cm" svg:x="61.202cm" svg:y="41.935cm">
          <draw:text-box>
            <text:p text:style-name="P5"><text:span text:style-name="T1">Groundwater inflow</text:span></text:p>
          </draw:text-box>
        </draw:frame>
        <draw:frame draw:style-name="gr11" draw:text-style-name="P8" draw:layer="layout" svg:width="18.256cm" svg:height="5.331cm" svg:x="20cm" svg:y="41cm">
          <draw:text-box>
            <text:p text:style-name="P5"><text:span text:style-name="T1">Groundwater</text:span><text:span text:style-name="T4"> outflow</text:span></text:p>
          </draw:text-box>
        </draw:frame>
        <draw:custom-shape draw:style-name="gr12" draw:text-style-name="P9" draw:layer="layout" svg:width="4cm" svg:height="16.999cm" svg:x="52.5cm" svg:y="27.999cm">
          <text:p/>
          <draw:enhanced-geometry svg:viewBox="0 0 21600 21600" draw:text-areas="?f0 ?f8 ?f2 ?f9" draw:type="up-down-arrow" draw:modifiers="5166.50837290677 3879.3814935856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9" draw:layer="layout" svg:width="0.78cm" svg:height="8cm" draw:transform="rotate (-1.5707963267949) translate (23cm 24.13cm)">
          <text:p/>
          <draw:enhanced-geometry svg:viewBox="0 0 21600 21600" draw:type="rectangle" draw:enhanced-path="M 0 0 L 21600 0 21600 21600 0 21600 0 0 Z N"/>
        </draw:custom-shape>
        <draw:path draw:style-name="gr14" draw:text-style-name="P9" draw:layer="layout" svg:width="12.685cm" svg:height="4.232cm" svg:x="41.129cm" svg:y="14.689cm" svg:viewBox="0 0 12686 4233" svg:d="M7650 3784c-673 266-1409 304-2117 256-709-48-1778 456-2116-256-312-661-306-1598-1026-1796-711-196-1459-111-2117-513-933-570 770-1009 1283-1026 698-23 1362-281 2052-385 739-113 1504-67 2245 64 712 125 1459 241 1989 898 468 578 1303 654 1988 898 703 250 1356 533 2117 641 989 138 956 1242 64 1411-671 127-1322 263-1989 257-641-6-1283 0-1924 0l-641-193h-449z">
          <text:p/>
        </draw:path>
        <draw:custom-shape draw:style-name="gr15" draw:text-style-name="P10" draw:layer="layout" svg:width="3.855cm" svg:height="1.5cm" svg:x="47.144cm" svg:y="18.49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2" draw:layer="layout" svg:width="3.043cm" svg:height="28.485cm" draw:transform="skewX (0.000872664625997166) rotate (0.00663225115757845) translate (43.937cm 18.014cm)">
          <text:p/>
          <draw:enhanced-geometry svg:viewBox="0 0 21600 21600" draw:text-areas="?f0 0 ?f2 ?f5" draw:type="down-arrow" draw:modifiers="17908.5549535219 4392.378449408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7" draw:layer="layout" svg:width="18cm" svg:height="13.37cm" svg:x="46.5cm" svg:y="20.147cm">
          <draw:text-box>
            <text:p text:style-name="P5"><text:span text:style-name="T3">Infiltration/ Drainage</text:span><text:span text:style-name="T3"><text:line-break/></text:span><text:span text:style-name="T3">Massa River</text:span></text:p>
          </draw:text-box>
        </draw:frame>
        <draw:frame draw:style-name="gr17" draw:text-style-name="P6" draw:layer="layout" svg:width="12.309cm" svg:height="13.37cm" svg:x="32cm" svg:y="19.807cm">
          <draw:text-box>
            <text:p text:style-name="P11"><text:span text:style-name="T1">Infiltration YBT dam</text:span></text:p>
          </draw:text-box>
        </draw:frame>
        <draw:frame draw:style-name="gr18" draw:text-style-name="P6" draw:layer="layout" svg:width="13.692cm" svg:height="9.065cm" svg:x="61.308cm" svg:y="28.5cm">
          <draw:text-box>
            <text:p text:style-name="P5"><text:span text:style-name="T1">Pumping Drinking</text:span></text:p>
          </draw:text-box>
        </draw:frame>
        <draw:frame draw:style-name="gr19" draw:text-style-name="P6" draw:layer="layout" svg:width="15cm" svg:height="3.37cm" svg:x="23.5cm" svg:y="4.13cm">
          <draw:text-box>
            <text:p text:style-name="P5"><text:span text:style-name="T1">Precipitation</text:span></text:p>
          </draw:text-box>
        </draw:frame>
        <draw:custom-shape draw:style-name="gr20" draw:text-style-name="P9" draw:layer="layout" svg:width="3.12cm" svg:height="5cm" svg:x="14.5cm" svg:y="22.2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35cm" svg:height="2.58cm" svg:x="22.78cm" svg:y="24.3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4cm" svg:stroke-color="#ffffff" draw:marker-start-width="0.8cm" draw:marker-start-center="false" draw:marker-end-width="0.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1.5cm" fo:page-height="53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961cm" svg:x="1cm" svg:y="3.292cm"/>
      <draw:page-thumbnail draw:layer="backgroundobjects" svg:width="8.999cm" svg:height="5.961cm" svg:x="1cm" svg:y="11.868cm"/>
      <draw:page-thumbnail draw:layer="backgroundobjects" svg:width="8.999cm" svg:height="5.961cm" svg:x="1cm" svg:y="20.444cm"/>
      <draw:page-thumbnail draw:layer="backgroundobjects" svg:width="8.999cm" svg:height="5.961cm" svg:x="11cm" svg:y="3.292cm"/>
      <draw:page-thumbnail draw:layer="backgroundobjects" svg:width="8.999cm" svg:height="5.961cm" svg:x="11cm" svg:y="11.868cm"/>
      <draw:page-thumbnail draw:layer="backgroundobjects" svg:width="8.999cm" svg:height="5.961cm" svg:x="11cm" svg:y="20.44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2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9T21:20:56.809000000</meta:creation-date>
    <dc:date>2022-10-07T15:24:50.148000000</dc:date>
    <meta:editing-duration>PT2H3M34S</meta:editing-duration>
    <meta:editing-cycles>10</meta:editing-cycles>
    <meta:generator>LibreOffice/7.3.4.2$Windows_X86_64 LibreOffice_project/728fec16bd5f605073805c3c9e7c4212a0120dc5</meta:generator>
    <meta:document-statistic meta:object-count="47"/>
  </office:meta>
</office:document-meta>
</file>